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1565c0" officeooo:paragraph-rsid="001565c0"/>
    </style:style>
    <style:style style:name="P2" style:family="paragraph" style:parent-style-name="Text_20_body">
      <style:text-properties officeooo:rsid="001565c0" officeooo:paragraph-rsid="001565c0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officeooo:rsid="001565c0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officeooo:rsid="001565c0"/>
    </style:style>
    <style:style style:name="P5" style:family="paragraph" style:parent-style-name="Text_20_body" style:list-style-name="L1">
      <style:text-properties officeooo:rsid="001565c0"/>
    </style:style>
    <style:style style:name="P6" style:family="paragraph" style:parent-style-name="Heading_20_3">
      <style:text-properties officeooo:rsid="001565c0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officeooo:rsid="001565c0"/>
    </style:style>
    <style:style style:name="P8" style:family="paragraph" style:parent-style-name="Text_20_body" style:list-style-name="L2">
      <style:text-properties officeooo:rsid="001565c0"/>
    </style:style>
    <style:style style:name="P9" style:family="paragraph" style:parent-style-name="Text_20_body" style:list-style-name="L3">
      <style:paragraph-properties fo:margin-top="0in" fo:margin-bottom="0in" style:contextual-spacing="false"/>
      <style:text-properties officeooo:rsid="001565c0"/>
    </style:style>
    <style:style style:name="P10" style:family="paragraph" style:parent-style-name="Text_20_body" style:list-style-name="L3">
      <style:text-properties officeooo:rsid="001565c0"/>
    </style:style>
    <style:style style:name="P11" style:family="paragraph" style:parent-style-name="Text_20_body" style:list-style-name="L4">
      <style:paragraph-properties fo:margin-top="0in" fo:margin-bottom="0in" style:contextual-spacing="false"/>
      <style:text-properties officeooo:rsid="001565c0"/>
    </style:style>
    <style:style style:name="P12" style:family="paragraph" style:parent-style-name="Text_20_body" style:list-style-name="L4">
      <style:text-properties officeooo:rsid="001565c0"/>
    </style:style>
    <style:style style:name="P13" style:family="paragraph" style:parent-style-name="Preformatted_20_Text" style:list-style-name="L4">
      <loext:graphic-properties draw:fill="solid" draw:fill-color="#ffffff" draw:opacity="100%"/>
      <style:paragraph-properties fo:margin-left="0in" fo:margin-right="0in" fo:margin-top="0in" fo:margin-bottom="0.0972in" style:contextual-spacing="false" fo:text-indent="0in" style:auto-text-indent="false" fo:background-color="#ffffff"/>
      <style:text-properties officeooo:rsid="001565c0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officeooo:rsid="001565c0"/>
    </style:style>
    <style:style style:name="P15" style:family="paragraph" style:parent-style-name="Text_20_body" style:list-style-name="L5">
      <style:text-properties officeooo:rsid="001565c0"/>
    </style:style>
    <style:style style:name="T1" style:family="text">
      <style:text-properties fo:color="#002339" loext:opacity="100%" fo:font-family="'var font-ibm-plex-mono'" fo:background-color="#ffffff" loext:char-shading-value="0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 psram </text:p>
      <text:p text:style-name="P1"/>
      <text:p text:style-name="P2">The <text:span text:style-name="Strong_20_Emphasis">ESP32-2432S032C</text:span> (a 3.2" display variant similar to the "Cheap Yellow Display" family) does <text:span text:style-name="Strong_20_Emphasis">not</text:span> have built-in external PSRAM on most standard versions — your board matches that description (no PSRAM chip soldered, but empty landing pads/footprint visible on the PCB).</text:p>
      <text:p text:style-name="P3">These empty pads are typically a <text:span text:style-name="Strong_20_Emphasis">SOIC-8</text:span> (8-pin narrow) footprint, designed as an optional spot for adding either:</text:p>
      <text:list text:style-name="L1">
        <text:list-item>
          <text:p text:style-name="P4">Extra SPI flash (for more storage) </text:p>
        </text:list-item>
        <text:list-item>
          <text:p text:style-name="P5">Or <text:span text:style-name="Strong_20_Emphasis">PSRAM</text:span> (to add external pseudo-static RAM, usually 4 MB or 8 MB) </text:p>
        </text:list-item>
      </text:list>
      <text:p text:style-name="P3">This is a common design choice on many cheap ESP32 + TFT boards to keep base cost low while allowing upgrades.</text:p>
      <text:h text:style-name="P6" text:outline-level="3">Compatible Chip to Solder</text:h>
      <text:p text:style-name="P3">The footprint is almost always wired in parallel with the existing SPI flash (shared CLK, MOSI, MISO, CS lines + dedicated CE for PSRAM), and the voltage is <text:span text:style-name="Strong_20_Emphasis">3.3 V</text:span> on this board family (not 1.8 V).</text:p>
      <text:p text:style-name="P3"><text:span text:style-name="Strong_20_Emphasis">Recommended / most compatible chips</text:span> (based on ESP32 official support + community successes on similar boards like ESP32-2432S028R / CYD variants):</text:p>
      <text:list text:style-name="L2">
        <text:list-item>
          <text:p text:style-name="P7"><text:span text:style-name="Strong_20_Emphasis">ESP-PSRAM32</text:span> or <text:span text:style-name="Strong_20_Emphasis">ESP-PSRAM32H</text:span> (Espressif's own 4 MB PSRAM) — safest software compatibility </text:p>
        </text:list-item>
        <text:list-item>
          <text:p text:style-name="P7"><text:span text:style-name="Strong_20_Emphasis">ESP-PSRAM64</text:span> or <text:span text:style-name="Strong_20_Emphasis">ESP-PSRAM64H</text:span> (8 MB version) — if you want more RAM </text:p>
        </text:list-item>
        <text:list-item>
          <text:p text:style-name="P7">Equivalent third-party clones that work well in practice:</text:p>
          <text:list>
            <text:list-item>
              <text:p text:style-name="P7"><text:span text:style-name="Strong_20_Emphasis">LY68L6400</text:span> (or IPS6404LSQ / IPS6404L-SQ-SPN) — 8 MB, very popular "drop-in" on these cheap displays </text:p>
            </text:list-item>
            <text:list-item>
              <text:p text:style-name="P8"><text:span text:style-name="Strong_20_Emphasis">APM/SPM</text:span> series like APM32F103 equivalents aren't PSRAM; stick to the above </text:p>
            </text:list-item>
          </text:list>
        </text:list-item>
      </text:list>
      <text:p text:style-name="P3">Key requirements:</text:p>
      <text:list text:style-name="L3">
        <text:list-item>
          <text:p text:style-name="P9"><text:span text:style-name="Strong_20_Emphasis">Package</text:span>: SOIC-8 (150 mil / narrow body, 1.27 mm pitch) — exactly matches the footprint </text:p>
        </text:list-item>
        <text:list-item>
          <text:p text:style-name="P9"><text:span text:style-name="Strong_20_Emphasis">Voltage</text:span>: 3.3 V operation (your board uses 3.3 V VDD for SPI) </text:p>
        </text:list-item>
        <text:list-item>
          <text:p text:style-name="P9"><text:span text:style-name="Strong_20_Emphasis">Interface</text:span>: Quad SPI (4 data lines) — the pads support it (shared with flash) </text:p>
        </text:list-item>
        <text:list-item>
          <text:p text:style-name="P10"><text:span text:style-name="Strong_20_Emphasis">Size</text:span>: 4 MB (32 Mbit) or 8 MB (64 Mbit) — ESP32 can address up to ~4–16 MB depending on config, but 8 MB is common and stable </text:p>
        </text:list-item>
      </text:list>
      <text:h text:style-name="P6" text:outline-level="3">Soldering Steps (High-Level)</text:h>
      <text:list text:style-name="L4">
        <text:list-item>
          <text:p text:style-name="P11"><text:span text:style-name="Strong_20_Emphasis">Identify the footprint</text:span> — usually near the ESP32 module or flash chip, labeled something like "U2" or "PSRAM" on silkscreen (or just 8 pads in a row). </text:p>
        </text:list-item>
        <text:list-item>
          <text:p text:style-name="P11"><text:span text:style-name="Strong_20_Emphasis">Buy the chip</text:span> — e.g., search AliExpress / LCSC / DigiKey for "ESP-PSRAM64H SOIC8" or "LY68L6400 SOIC8" (cheap, ~$1–2). </text:p>
        </text:list-item>
        <text:list-item>
          <text:p text:style-name="P11"><text:span text:style-name="Strong_20_Emphasis">Soldering</text:span> — Use a fine-tip iron or hot air station:</text:p>
          <text:list>
            <text:list-item>
              <text:p text:style-name="P11">Tin the pads lightly. </text:p>
            </text:list-item>
            <text:list-item>
              <text:p text:style-name="P11">Align pin 1 (notch/dot on chip) with pin 1 on PCB (usually marked). </text:p>
            </text:list-item>
            <text:list-item>
              <text:p text:style-name="P11"><text:soft-page-break/>Solder carefully — no bridges (pins are close). </text:p>
            </text:list-item>
            <text:list-item>
              <text:p text:style-name="P11">No extra pull-ups/resistors needed on most of these boards (strapping is handled). </text:p>
            </text:list-item>
          </text:list>
        </text:list-item>
        <text:list-item>
          <text:p text:style-name="P11"><text:span text:style-name="Strong_20_Emphasis">Software enable</text:span> (critical — without this, it won't be detected):</text:p>
          <text:list>
            <text:list-item>
              <text:p text:style-name="P11">In PlatformIO platformio.ini:</text:p>
              <text:p text:style-name="P12">text</text:p>
              <text:p text:style-name="P13"><text:span text:style-name="Source_20_Text"><text:span text:style-name="T1">board_build.psram_type = enabled <text:s text:c="2"/>; or qio / opi if your chip requires it</text:span></text:span></text:p>
            </text:list-item>
            <text:list-item>
              <text:p text:style-name="P11">Or in Arduino IDE: Tools → PSRAM → "Enabled" (or "OPI PSRAM" for some 8 MB chips). </text:p>
            </text:list-item>
            <text:list-item>
              <text:p text:style-name="P11">In code: Check with psramFound() or ESP.getPsramSize() — should return &gt;0 after reboot. </text:p>
            </text:list-item>
            <text:list-item>
              <text:p text:style-name="P12">For LVGL: It will automatically use PSRAM for larger buffers if enabled → helps your DMA allocation error. </text:p>
            </text:list-item>
          </text:list>
        </text:list-item>
      </text:list>
      <text:h text:style-name="P6" text:outline-level="3">Warnings / Reality Check</text:h>
      <text:list text:style-name="L5">
        <text:list-item>
          <text:p text:style-name="P14"><text:span text:style-name="Strong_20_Emphasis">Success rate</text:span>: ~70–90% on these boards — many people add LY68L6400 successfully, but some variants have missing traces, wrong voltage, or CS line not broken out → won't work. </text:p>
        </text:list-item>
        <text:list-item>
          <text:p text:style-name="P14"><text:span text:style-name="Strong_20_Emphasis">Risk</text:span>: Bad soldering can short SPI lines → brick the flash → board dead. Use flux, magnifying glass, test continuity first. </text:p>
        </text:list-item>
        <text:list-item>
          <text:p text:style-name="P14"><text:span text:style-name="Strong_20_Emphasis">If it doesn't work</text:span>: The pads might be for flash only (some boards do this) — check with multimeter (probe CLK/MOSI to see if connected to ESP32 pins 6/7/8/11 or similar). </text:p>
        </text:list-item>
        <text:list-item>
          <text:p text:style-name="P15"><text:span text:style-name="Strong_20_Emphasis">Alternative</text:span>: If soldering feels too risky, consider a different ESP32 board with built-in PSRAM (e.g., ESP32-S3 with 8 MB PSRAM is cheap now) or optimize your code to use less RAM (smaller LVGL buffers, no full-screen images). </text:p>
        </text:list-item>
      </text:list>
      <text:p text:style-name="P3">If you can share a close-up photo of the empty footprint (or the board top/bottom), I can help confirm the exact pinout/wiring. Otherwise, start with <text:span text:style-name="Strong_20_Emphasis">ESP-PSRAM64H</text:span> or <text:span text:style-name="Strong_20_Emphasis">LY68L6400</text:span> in SOIC-8 — those are the go-to choices for these displays. Good luck with the mod!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Times New Roman" fo:font-family="'Times New Roman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20:56:56.287042500</meta:creation-date>
    <dc:date>2026-01-21T20:57:36.323704700</dc:date>
    <meta:editing-duration>PT40S</meta:editing-duration>
    <meta:editing-cycles>1</meta:editing-cycles>
    <meta:document-statistic meta:table-count="0" meta:image-count="0" meta:object-count="0" meta:page-count="2" meta:paragraph-count="40" meta:word-count="645" meta:character-count="3753" meta:non-whitespace-character-count="3138"/>
    <meta:generator>LibreOffice/25.2.7.2$Windows_x86 LibreOffice_project/5cbfd1ab6520636bb5f7b99185aa69bd7456825d</meta:generator>
  </office:meta>
</office:document-meta>
</file>